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GeneratorStrategy.getClassVis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eneratorStrategy.transform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GeneratorStrategy.generate( ClassGenerator c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GeneratorStrategy.getClass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GeneratorStrategy.transform( ClassGenerator c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